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fo:background-color="transparent">
        <style:background-image/>
      </style:table-properties>
    </style:style>
    <style:style style:name="Tableau4.A" style:family="table-column">
      <style:table-column-properties style:column-width="7.1cm" style:rel-column-width="27368*"/>
    </style:style>
    <style:style style:name="Tableau4.B" style:family="table-column">
      <style:table-column-properties style:column-width="2.099cm" style:rel-column-width="8091*"/>
    </style:style>
    <style:style style:name="Tableau4.C" style:family="table-column">
      <style:table-column-properties style:column-width="7.802cm" style:rel-column-width="30076*"/>
    </style:style>
    <style:style style:name="Tableau4.1" style:family="table-row">
      <style:table-row-properties fo:background-color="transparent">
        <style:background-image/>
      </style:table-row-properties>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8.005cm" style:rel-column-width="30856*"/>
    </style:style>
    <style:style style:name="Tableau7.B" style:family="table-column">
      <style:table-column-properties style:column-width="2.886cm" style:rel-column-width="11124*"/>
    </style:style>
    <style:style style:name="Tableau7.C" style:family="table-column">
      <style:table-column-properties style:column-width="6.11cm" style:rel-column-width="23555*"/>
    </style:style>
    <style:style style:name="Tableau7.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05pt solid #000000"/>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padding="0.097cm" fo:border="0.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12517f" officeooo:paragraph-rsid="0012517f"/>
    </style:style>
    <style:style style:name="P3" style:family="paragraph" style:parent-style-name="Standard">
      <style:paragraph-properties fo:text-align="end" style:justify-single-word="false"/>
      <style:text-properties fo:font-size="10pt" officeooo:rsid="00100d85" officeooo:paragraph-rsid="0012517f" style:font-size-asian="10pt" style:font-size-complex="10pt"/>
    </style:style>
    <style:style style:name="P4" style:family="paragraph" style:parent-style-name="Standard">
      <style:paragraph-properties fo:text-align="justify" style:justify-single-word="false"/>
      <style:text-properties fo:font-size="10pt" officeooo:rsid="000a58ee" officeooo:paragraph-rsid="000a58ee" style:font-size-asian="10pt" style:font-size-complex="10pt"/>
    </style:style>
    <style:style style:name="P5" style:family="paragraph" style:parent-style-name="Table_20_Contents">
      <style:paragraph-properties fo:text-align="end" style:justify-single-word="false"/>
      <style:text-properties fo:font-size="10pt" officeooo:paragraph-rsid="0012d034" style:font-size-asian="10pt" style:font-size-complex="10pt"/>
    </style:style>
    <style:style style:name="P6" style:family="paragraph" style:parent-style-name="Table_20_Contents">
      <style:text-properties fo:font-size="10pt" officeooo:rsid="00148263" officeooo:paragraph-rsid="00148263" style:font-size-asian="10pt" style:font-size-complex="10pt"/>
    </style:style>
    <style:style style:name="P7" style:family="paragraph" style:parent-style-name="Table_20_Contents">
      <style:paragraph-properties fo:text-align="justify" style:justify-single-word="false"/>
      <style:text-properties fo:font-size="10pt" style:font-size-asian="10pt" style:font-size-complex="10pt"/>
    </style:style>
    <style:style style:name="P8" style:family="paragraph" style:parent-style-name="Table_20_Contents">
      <style:paragraph-properties fo:text-align="justify" style:justify-single-word="false"/>
      <style:text-properties fo:font-size="10pt" officeooo:paragraph-rsid="00272307" style:font-size-asian="10pt" style:font-size-complex="10pt"/>
    </style:style>
    <style:style style:name="P9" style:family="paragraph" style:parent-style-name="Table_20_Contents">
      <style:paragraph-properties fo:text-align="justify" style:justify-single-word="false"/>
      <style:text-properties fo:font-size="10pt" officeooo:rsid="00223bb5" officeooo:paragraph-rsid="00272307" style:font-size-asian="10pt" style:font-size-complex="10pt"/>
    </style:style>
    <style:style style:name="P10" style:family="paragraph" style:parent-style-name="Table_20_Contents">
      <style:paragraph-properties fo:text-align="justify" style:justify-single-word="false"/>
      <style:text-properties fo:font-size="10pt" fo:font-weight="bold" officeooo:rsid="00223bb5" officeooo:paragraph-rsid="00272307" style:font-size-asian="10pt" style:font-weight-asian="bold" style:font-size-complex="10pt" style:font-weight-complex="bold"/>
    </style:style>
    <style:style style:name="P11" style:family="paragraph" style:parent-style-name="Standard">
      <style:paragraph-properties fo:text-align="center" style:justify-single-word="false"/>
      <style:text-properties fo:font-size="16pt" fo:font-weight="bold" officeooo:rsid="000a58ee" officeooo:paragraph-rsid="000a58ee" style:font-size-asian="16pt" style:font-weight-asian="bold" style:font-size-complex="16pt" style:font-weight-complex="bold"/>
    </style:style>
    <style:style style:name="P12" style:family="paragraph" style:parent-style-name="Standard">
      <style:text-properties fo:font-size="11pt" officeooo:rsid="000a58ee" officeooo:paragraph-rsid="000a58ee" style:font-size-asian="11pt" style:font-size-complex="11pt"/>
    </style:style>
    <style:style style:name="P13" style:family="paragraph" style:parent-style-name="Standard">
      <style:paragraph-properties fo:text-align="justify" style:justify-single-word="false"/>
      <style:text-properties fo:font-size="11pt" officeooo:rsid="000a58ee" officeooo:paragraph-rsid="000a58ee" style:font-size-asian="11pt" style:font-size-complex="11pt"/>
    </style:style>
    <style:style style:name="P14" style:family="paragraph" style:parent-style-name="Standard">
      <style:text-properties fo:font-size="11pt" officeooo:rsid="0010c08f" officeooo:paragraph-rsid="0010c08f" style:font-size-asian="11pt" style:font-size-complex="11pt"/>
    </style:style>
    <style:style style:name="P15" style:family="paragraph" style:parent-style-name="Standard">
      <style:paragraph-properties fo:text-align="justify" style:justify-single-word="false"/>
      <style:text-properties fo:font-size="11pt" officeooo:rsid="0010c08f" officeooo:paragraph-rsid="0010c08f" style:font-size-asian="11pt" style:font-size-complex="11pt"/>
    </style:style>
    <style:style style:name="P16" style:family="paragraph" style:parent-style-name="Standard">
      <style:text-properties fo:font-size="11pt" officeooo:rsid="000e4c66" officeooo:paragraph-rsid="001144e2" style:font-size-asian="11pt" style:font-size-complex="11pt"/>
    </style:style>
    <style:style style:name="P17" style:family="paragraph" style:parent-style-name="Standard">
      <style:text-properties fo:font-size="11pt" officeooo:rsid="000e4c66" officeooo:paragraph-rsid="000e4c66" style:font-size-asian="11pt" style:font-size-complex="11pt"/>
    </style:style>
    <style:style style:name="P18" style:family="paragraph" style:parent-style-name="Standard">
      <style:text-properties fo:font-size="11pt" officeooo:rsid="000e4c66" officeooo:paragraph-rsid="0010c08f" style:font-size-asian="11pt" style:font-size-complex="11pt"/>
    </style:style>
    <style:style style:name="P19" style:family="paragraph" style:parent-style-name="Standard">
      <style:paragraph-properties fo:text-align="justify" style:justify-single-word="false"/>
      <style:text-properties fo:font-size="11pt" officeooo:rsid="000e4c66" officeooo:paragraph-rsid="000e4c66" style:font-size-asian="11pt" style:font-size-complex="11pt"/>
    </style:style>
    <style:style style:name="P20" style:family="paragraph" style:parent-style-name="Standard">
      <style:paragraph-properties fo:text-align="justify" style:justify-single-word="false"/>
      <style:text-properties fo:font-size="11pt" officeooo:rsid="000e4c66" officeooo:paragraph-rsid="00175dd4" style:font-size-asian="11pt" style:font-size-complex="11pt"/>
    </style:style>
    <style:style style:name="P21" style:family="paragraph" style:parent-style-name="Standard">
      <style:text-properties fo:font-size="11pt" officeooo:rsid="001144e2" officeooo:paragraph-rsid="001144e2" style:font-size-asian="11pt" style:font-size-complex="11pt"/>
    </style:style>
    <style:style style:name="P22" style:family="paragraph" style:parent-style-name="Standard">
      <style:paragraph-properties fo:break-before="page"/>
      <style:text-properties fo:font-size="11pt" officeooo:rsid="001144e2" officeooo:paragraph-rsid="001144e2" style:font-size-asian="11pt" style:font-size-complex="11pt"/>
    </style:style>
    <style:style style:name="P23" style:family="paragraph" style:parent-style-name="Standard">
      <style:paragraph-properties fo:text-align="justify" style:justify-single-word="false"/>
      <style:text-properties fo:font-size="11pt" officeooo:rsid="001144e2" officeooo:paragraph-rsid="001144e2" style:font-size-asian="11pt" style:font-size-complex="11pt"/>
    </style:style>
    <style:style style:name="P24" style:family="paragraph" style:parent-style-name="Standard">
      <style:text-properties fo:font-size="11pt" officeooo:rsid="0012517f" officeooo:paragraph-rsid="0012517f" style:font-size-asian="11pt" style:font-size-complex="11pt"/>
    </style:style>
    <style:style style:name="P25" style:family="paragraph" style:parent-style-name="Standard">
      <style:paragraph-properties fo:text-align="justify" style:justify-single-word="false"/>
      <style:text-properties fo:font-size="11pt" officeooo:rsid="0012517f" officeooo:paragraph-rsid="0012517f" style:font-size-asian="11pt" style:font-size-complex="11pt"/>
    </style:style>
    <style:style style:name="P26" style:family="paragraph" style:parent-style-name="Standard">
      <style:paragraph-properties fo:margin-left="1.251cm" fo:margin-right="0cm" fo:text-align="justify" style:justify-single-word="false" fo:text-indent="0cm" style:auto-text-indent="false"/>
      <style:text-properties fo:font-size="11pt" officeooo:rsid="0012517f" officeooo:paragraph-rsid="0012d034" style:font-size-asian="11pt" style:font-size-complex="11pt"/>
    </style:style>
    <style:style style:name="P27" style:family="paragraph" style:parent-style-name="Standard">
      <style:paragraph-properties fo:margin-left="0cm" fo:margin-right="0cm" fo:text-indent="0cm" style:auto-text-indent="false"/>
      <style:text-properties fo:font-size="11pt" officeooo:rsid="0012517f" officeooo:paragraph-rsid="0012d034" style:font-size-asian="11pt" style:font-size-complex="11pt"/>
    </style:style>
    <style:style style:name="P28" style:family="paragraph" style:parent-style-name="Standard">
      <style:text-properties fo:font-size="11pt" officeooo:rsid="0012d034" officeooo:paragraph-rsid="000a58ee" style:font-size-asian="11pt" style:font-size-complex="11pt"/>
    </style:style>
    <style:style style:name="P29" style:family="paragraph" style:parent-style-name="Standard">
      <style:text-properties fo:font-size="11pt" officeooo:rsid="0012d034" officeooo:paragraph-rsid="0012d034" style:font-size-asian="11pt" style:font-size-complex="11pt"/>
    </style:style>
    <style:style style:name="P30" style:family="paragraph" style:parent-style-name="Standard">
      <style:paragraph-properties fo:margin-left="1.251cm" fo:margin-right="0cm" fo:text-indent="0cm" style:auto-text-indent="false"/>
      <style:text-properties fo:font-size="11pt" officeooo:rsid="0012d034" officeooo:paragraph-rsid="0012d034" style:font-size-asian="11pt" style:font-size-complex="11pt"/>
    </style:style>
    <style:style style:name="P31" style:family="paragraph" style:parent-style-name="Standard">
      <style:paragraph-properties fo:margin-left="0cm" fo:margin-right="0cm" fo:text-indent="0cm" style:auto-text-indent="false"/>
      <style:text-properties fo:font-size="11pt" officeooo:rsid="0012d034" officeooo:paragraph-rsid="0012d034" style:font-size-asian="11pt" style:font-size-complex="11pt"/>
    </style:style>
    <style:style style:name="P32" style:family="paragraph" style:parent-style-name="Standard">
      <style:paragraph-properties fo:margin-left="0cm" fo:margin-right="0cm" fo:text-align="justify" style:justify-single-word="false" fo:text-indent="0cm" style:auto-text-indent="false"/>
      <style:text-properties fo:font-size="11pt" officeooo:rsid="0012d034" officeooo:paragraph-rsid="0012d034" style:font-size-asian="11pt" style:font-size-complex="11pt"/>
    </style:style>
    <style:style style:name="P33" style:family="paragraph" style:parent-style-name="Standard">
      <style:paragraph-properties fo:margin-left="1.251cm" fo:margin-right="0cm" fo:text-align="justify" style:justify-single-word="false" fo:text-indent="0cm" style:auto-text-indent="false"/>
      <style:text-properties fo:font-size="11pt" officeooo:rsid="0012d034" officeooo:paragraph-rsid="0012d034" style:font-size-asian="11pt" style:font-size-complex="11pt"/>
    </style:style>
    <style:style style:name="P34" style:family="paragraph" style:parent-style-name="Standard">
      <style:paragraph-properties fo:margin-left="0cm" fo:margin-right="0cm" fo:text-align="justify" style:justify-single-word="false" fo:text-indent="0cm" style:auto-text-indent="false"/>
      <style:text-properties fo:font-size="11pt" officeooo:rsid="00148263" officeooo:paragraph-rsid="00148263" style:font-size-asian="11pt" style:font-size-complex="11pt"/>
    </style:style>
    <style:style style:name="P35" style:family="paragraph" style:parent-style-name="Standard">
      <style:paragraph-properties fo:margin-left="0cm" fo:margin-right="0cm" fo:text-align="justify" style:justify-single-word="false" fo:text-indent="0cm" style:auto-text-indent="false" fo:break-before="page"/>
      <style:text-properties fo:font-size="11pt" officeooo:rsid="00148263" officeooo:paragraph-rsid="00148263" style:font-size-asian="11pt" style:font-size-complex="11pt"/>
    </style:style>
    <style:style style:name="P36" style:family="paragraph" style:parent-style-name="Standard">
      <style:paragraph-properties fo:margin-left="0cm" fo:margin-right="0cm" fo:text-align="justify" style:justify-single-word="false" fo:text-indent="0cm" style:auto-text-indent="false"/>
      <style:text-properties fo:font-size="11pt" officeooo:rsid="0014f2d0" officeooo:paragraph-rsid="0014f2d0" style:font-size-asian="11pt" style:font-size-complex="11pt"/>
    </style:style>
    <style:style style:name="P37" style:family="paragraph" style:parent-style-name="Standard">
      <style:paragraph-properties fo:margin-left="0cm" fo:margin-right="0cm" fo:text-align="justify" style:justify-single-word="false" fo:text-indent="0cm" style:auto-text-indent="false"/>
      <style:text-properties fo:font-size="11pt" officeooo:rsid="0014f2d0" officeooo:paragraph-rsid="00148263" style:font-size-asian="11pt" style:font-size-complex="11pt"/>
    </style:style>
    <style:style style:name="P38" style:family="paragraph" style:parent-style-name="Standard">
      <style:text-properties fo:font-size="11pt" officeooo:rsid="0014f2d0" officeooo:paragraph-rsid="000a58ee" style:font-size-asian="11pt" style:font-size-complex="11pt"/>
    </style:style>
    <style:style style:name="P39" style:family="paragraph" style:parent-style-name="Table_20_Contents">
      <style:text-properties fo:font-size="11pt" style:font-size-asian="11pt" style:font-size-complex="11pt"/>
    </style:style>
    <style:style style:name="P40" style:family="paragraph" style:parent-style-name="Table_20_Contents">
      <style:text-properties fo:font-size="11pt" officeooo:paragraph-rsid="001144e2" style:font-size-asian="11pt" style:font-size-complex="11pt"/>
    </style:style>
    <style:style style:name="P41" style:family="paragraph" style:parent-style-name="Table_20_Contents">
      <style:text-properties fo:font-size="11pt" officeooo:paragraph-rsid="0012d034" style:font-size-asian="11pt" style:font-size-complex="11pt"/>
    </style:style>
    <style:style style:name="P42" style:family="paragraph" style:parent-style-name="Table_20_Contents">
      <style:paragraph-properties fo:text-align="justify" style:justify-single-word="false"/>
      <style:text-properties fo:font-size="11pt" style:font-size-asian="11pt" style:font-size-complex="11pt"/>
    </style:style>
    <style:style style:name="P43" style:family="paragraph" style:parent-style-name="Standard">
      <style:paragraph-properties fo:text-align="justify" style:justify-single-word="false"/>
      <style:text-properties fo:font-size="11pt" officeooo:rsid="001bd479" officeooo:paragraph-rsid="001bd479" style:font-size-asian="11pt" style:font-size-complex="11pt"/>
    </style:style>
    <style:style style:name="P44" style:family="paragraph" style:parent-style-name="Standard">
      <style:paragraph-properties fo:text-align="justify" style:justify-single-word="false"/>
      <style:text-properties fo:font-size="11pt" officeooo:rsid="000c6ad9" officeooo:paragraph-rsid="000c6ad9" style:font-size-asian="11pt" style:font-size-complex="11pt"/>
    </style:style>
    <style:style style:name="P45" style:family="paragraph" style:parent-style-name="Standard">
      <style:text-properties fo:font-size="11pt" officeooo:rsid="00100d85" officeooo:paragraph-rsid="000e4c66" style:font-size-asian="11pt" style:font-size-complex="11pt"/>
    </style:style>
    <style:style style:name="P46" style:family="paragraph" style:parent-style-name="Standard">
      <style:paragraph-properties fo:text-align="justify" style:justify-single-word="false"/>
      <style:text-properties fo:font-size="11pt" officeooo:rsid="00223bb5" officeooo:paragraph-rsid="000a58ee" style:font-size-asian="11pt" style:font-size-complex="11pt"/>
    </style:style>
    <style:style style:name="P47" style:family="paragraph" style:parent-style-name="Standard">
      <style:paragraph-properties fo:text-align="justify" style:justify-single-word="false"/>
      <style:text-properties fo:font-size="11pt" officeooo:rsid="00256bce" officeooo:paragraph-rsid="00256bce" style:font-size-asian="11pt" style:font-size-complex="11pt"/>
    </style:style>
    <style:style style:name="P48" style:family="paragraph" style:parent-style-name="Standard">
      <style:text-properties fo:font-size="11pt" fo:font-weight="bold" officeooo:rsid="000a58ee" officeooo:paragraph-rsid="000a58ee" style:font-size-asian="11pt" style:font-weight-asian="bold" style:font-size-complex="11pt" style:font-weight-complex="bold"/>
    </style:style>
    <style:style style:name="P49" style:family="paragraph" style:parent-style-name="Standard">
      <style:paragraph-properties fo:margin-left="0cm" fo:margin-right="0cm" fo:text-indent="0cm" style:auto-text-indent="false" fo:break-before="page"/>
      <style:text-properties fo:font-size="11pt" fo:font-weight="bold" officeooo:rsid="0012d034" officeooo:paragraph-rsid="0012d034" style:font-size-asian="11pt" style:font-weight-asian="bold" style:font-size-complex="11pt" style:font-weight-complex="bold"/>
    </style:style>
    <style:style style:name="P50" style:family="paragraph" style:parent-style-name="Standard">
      <style:text-properties fo:font-size="11pt" fo:font-style="normal" officeooo:rsid="001144e2" officeooo:paragraph-rsid="001144e2" style:font-size-asian="11pt" style:font-style-asian="normal" style:font-size-complex="11pt" style:font-style-complex="normal"/>
    </style:style>
    <style:style style:name="P51" style:family="paragraph" style:parent-style-name="Standard">
      <style:text-properties fo:font-size="11pt" fo:font-style="normal" officeooo:rsid="00100d85" officeooo:paragraph-rsid="001144e2" style:font-size-asian="11pt" style:font-style-asian="normal" style:font-size-complex="11pt" style:font-style-complex="normal"/>
    </style:style>
    <style:style style:name="P52" style:family="paragraph" style:parent-style-name="Standard">
      <style:text-properties fo:font-size="11pt" fo:font-style="normal" officeooo:rsid="0012517f" officeooo:paragraph-rsid="0012517f" style:font-size-asian="11pt" style:font-style-asian="normal" style:font-size-complex="11pt" style:font-style-complex="normal"/>
    </style:style>
    <style:style style:name="P53" style:family="paragraph" style:parent-style-name="Footnote">
      <style:text-properties officeooo:rsid="001bd479" officeooo:paragraph-rsid="001bd479"/>
    </style:style>
    <style:style style:name="P54" style:family="paragraph" style:parent-style-name="Standard">
      <style:paragraph-properties fo:text-align="justify" style:justify-single-word="false"/>
      <style:text-properties officeooo:rsid="00277031" officeooo:paragraph-rsid="00277031"/>
    </style:style>
    <style:style style:name="P55" style:family="paragraph" style:parent-style-name="Standard">
      <style:paragraph-properties fo:text-align="justify" style:justify-single-word="false"/>
      <style:text-properties officeooo:rsid="002ad9b0" officeooo:paragraph-rsid="002ad9b0"/>
    </style:style>
    <style:style style:name="P56" style:family="paragraph" style:parent-style-name="Table_20_Contents">
      <style:paragraph-properties fo:text-align="justify" style:justify-single-word="false"/>
    </style:style>
    <style:style style:name="P57" style:family="paragraph" style:parent-style-name="Standard" style:list-style-name="L2">
      <style:text-properties fo:font-size="10pt" officeooo:rsid="0012517f" officeooo:paragraph-rsid="0012517f" style:font-size-asian="10pt" style:font-size-complex="10pt"/>
    </style:style>
    <style:style style:name="P58" style:family="paragraph" style:parent-style-name="Standard">
      <style:paragraph-properties fo:text-align="justify" style:justify-single-word="false" fo:break-before="page"/>
      <style:text-properties fo:font-size="11pt" fo:font-weight="bold" officeooo:rsid="001bd479" officeooo:paragraph-rsid="001bd479" style:font-size-asian="11pt" style:font-weight-asian="bold" style:font-size-complex="11pt" style:font-weight-complex="bold"/>
    </style:style>
    <style:style style:name="P59" style:family="paragraph" style:parent-style-name="Standard">
      <style:paragraph-properties fo:text-align="justify" style:justify-single-word="false"/>
      <style:text-properties fo:font-size="11pt" fo:font-style="normal" fo:font-weight="normal" officeooo:rsid="001d6b6e" officeooo:paragraph-rsid="001bd479"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justify" style:justify-single-word="false"/>
      <style:text-properties fo:font-size="11pt" fo:font-style="normal" officeooo:rsid="00256bce" officeooo:paragraph-rsid="00256bce" style:font-size-asian="11pt" style:font-style-asian="normal" style:font-size-complex="11pt" style:font-style-complex="normal"/>
    </style:style>
    <style:style style:name="P61" style:family="paragraph" style:parent-style-name="Standard">
      <style:paragraph-properties fo:text-align="justify" style:justify-single-word="false"/>
      <style:text-properties fo:font-size="11pt" fo:font-style="normal" officeooo:rsid="00277031" officeooo:paragraph-rsid="00277031" style:font-size-asian="11pt" style:font-style-asian="normal" style:font-size-complex="11pt" style:font-style-complex="normal"/>
    </style:style>
    <style:style style:name="P62" style:family="paragraph" style:parent-style-name="Standard">
      <style:text-properties fo:font-size="11pt" fo:font-style="normal" officeooo:rsid="001144e2" officeooo:paragraph-rsid="002d03b0" style:font-size-asian="11pt" style:font-style-asian="normal" style:font-size-complex="11pt" style:font-style-complex="normal"/>
    </style:style>
    <style:style style:name="P63" style:family="paragraph" style:parent-style-name="Standard">
      <style:text-properties fo:font-size="11pt" fo:font-style="normal" officeooo:rsid="0012517f" officeooo:paragraph-rsid="002d03b0" style:font-size-asian="11pt" style:font-style-asian="normal" style:font-size-complex="11pt" style:font-style-complex="normal"/>
    </style:style>
    <style:style style:name="P64" style:family="paragraph" style:parent-style-name="Standard">
      <style:text-properties fo:font-size="11pt" officeooo:rsid="000e4c66" officeooo:paragraph-rsid="001144e2" style:font-size-asian="11pt" style:font-size-complex="11pt"/>
    </style:style>
    <style:style style:name="P65" style:family="paragraph" style:parent-style-name="Standard">
      <style:text-properties fo:font-size="11pt" officeooo:rsid="000e4c66" officeooo:paragraph-rsid="002d03b0" style:font-size-asian="11pt" style:font-size-complex="11pt"/>
    </style:style>
    <style:style style:name="P66" style:family="paragraph" style:parent-style-name="Standard">
      <style:text-properties fo:font-size="11pt" officeooo:rsid="0012d034" officeooo:paragraph-rsid="002d03b0" style:font-size-asian="11pt" style:font-size-complex="11pt"/>
    </style:style>
    <style:style style:name="P67" style:family="paragraph" style:parent-style-name="Standard">
      <style:paragraph-properties fo:margin-left="0cm" fo:margin-right="0cm" fo:text-indent="0cm" style:auto-text-indent="false"/>
      <style:text-properties fo:font-size="11pt" officeooo:rsid="0012d034" officeooo:paragraph-rsid="002d03b0" style:font-size-asian="11pt" style:font-size-complex="11pt"/>
    </style:style>
    <style:style style:name="P68" style:family="paragraph" style:parent-style-name="Standard">
      <style:paragraph-properties fo:margin-left="0cm" fo:margin-right="0cm" fo:text-align="justify" style:justify-single-word="false" fo:text-indent="0cm" style:auto-text-indent="false"/>
      <style:text-properties fo:font-size="11pt" officeooo:rsid="0012d034" officeooo:paragraph-rsid="0012d034" style:font-size-asian="11pt" style:font-size-complex="11pt"/>
    </style:style>
    <style:style style:name="P69" style:family="paragraph" style:parent-style-name="Standard">
      <style:paragraph-properties fo:margin-left="1.251cm" fo:margin-right="0cm" fo:text-align="justify" style:justify-single-word="false" fo:text-indent="0cm" style:auto-text-indent="false"/>
      <style:text-properties fo:font-size="11pt" officeooo:rsid="000a58ee" officeooo:paragraph-rsid="000a58ee" style:font-size-asian="11pt" style:font-size-complex="11pt"/>
    </style:style>
    <style:style style:name="P70" style:family="paragraph" style:parent-style-name="Standard">
      <style:paragraph-properties fo:margin-left="1.251cm" fo:margin-right="0cm" fo:text-align="justify" style:justify-single-word="false" fo:text-indent="0cm" style:auto-text-indent="false"/>
      <style:text-properties fo:font-size="11pt" officeooo:rsid="002d03b0" officeooo:paragraph-rsid="002d03b0" style:font-size-asian="11pt" style:font-size-complex="11pt"/>
    </style:style>
    <style:style style:name="P71" style:family="paragraph" style:parent-style-name="Table_20_Contents" style:list-style-name="L1">
      <style:text-properties fo:font-size="10pt" style:font-size-asian="10pt" style:font-size-complex="10pt"/>
    </style:style>
    <style:style style:name="P72" style:family="paragraph" style:parent-style-name="Table_20_Contents" style:list-style-name="L3">
      <style:text-properties fo:font-size="10pt" officeooo:rsid="00148263" officeooo:paragraph-rsid="00148263" style:font-size-asian="10pt" style:font-size-complex="10pt"/>
    </style:style>
    <style:style style:name="P73" style:family="paragraph" style:parent-style-name="Table_20_Contents">
      <style:paragraph-properties fo:text-align="justify" style:justify-single-word="false"/>
      <style:text-properties fo:font-size="10pt" fo:font-style="normal" officeooo:rsid="00223bb5" officeooo:paragraph-rsid="00272307" style:font-size-asian="10pt" style:font-style-asian="normal" style:font-size-complex="10pt" style:font-style-complex="normal"/>
    </style:style>
    <style:style style:name="P74" style:family="paragraph" style:parent-style-name="Table_20_Contents">
      <style:paragraph-properties fo:text-align="justify" style:justify-single-word="false"/>
      <style:text-properties fo:font-size="10pt" fo:font-weight="normal" officeooo:rsid="00223bb5" officeooo:paragraph-rsid="00272307" style:font-size-asian="10pt" style:font-weight-asian="normal" style:font-size-complex="10pt" style:font-weight-complex="normal"/>
    </style:style>
    <style:style style:name="P75" style:family="paragraph" style:parent-style-name="Table_20_Contents">
      <style:text-properties fo:font-size="11pt" style:font-size-asian="11pt" style:font-size-complex="11pt"/>
    </style:style>
    <style:style style:name="P76" style:family="paragraph" style:parent-style-name="Table_20_Contents">
      <style:text-properties fo:font-size="11pt" officeooo:paragraph-rsid="0012d034" style:font-size-asian="11pt" style:font-size-complex="11pt"/>
    </style:style>
    <style:style style:name="P77" style:family="paragraph" style:parent-style-name="Table_20_Contents">
      <style:text-properties fo:font-size="11pt" officeooo:rsid="002d03b0" officeooo:paragraph-rsid="002d03b0" style:font-size-asian="11pt" style:font-size-complex="11pt"/>
    </style:style>
    <style:style style:name="T1" style:family="text">
      <style:text-properties officeooo:rsid="000e4c66"/>
    </style:style>
    <style:style style:name="T2" style:family="text">
      <style:text-properties officeooo:rsid="00100d85"/>
    </style:style>
    <style:style style:name="T3" style:family="text">
      <style:text-properties officeooo:rsid="0010c08f"/>
    </style:style>
    <style:style style:name="T4" style:family="text">
      <style:text-properties fo:font-weight="bold" style:font-weight-asian="bold" style:font-weight-complex="bold"/>
    </style:style>
    <style:style style:name="T5" style:family="text">
      <style:text-properties officeooo:rsid="001144e2"/>
    </style:style>
    <style:style style:name="T6" style:family="text">
      <style:text-properties fo:font-style="italic" style:font-style-asian="italic" style:font-style-complex="italic"/>
    </style:style>
    <style:style style:name="T7" style:family="text">
      <style:text-properties fo:font-style="italic" officeooo:rsid="001144e2" style:font-style-asian="italic" style:font-style-complex="italic"/>
    </style:style>
    <style:style style:name="T8" style:family="text">
      <style:text-properties fo:font-style="italic" officeooo:rsid="001a24b3" style:font-style-asian="italic" style:font-style-complex="italic"/>
    </style:style>
    <style:style style:name="T9" style:family="text">
      <style:text-properties fo:font-style="italic" officeooo:rsid="001d6b6e" style:font-style-asian="italic" style:font-style-complex="italic"/>
    </style:style>
    <style:style style:name="T10" style:family="text">
      <style:text-properties fo:font-style="italic" style:text-underline-style="solid" style:text-underline-width="auto" style:text-underline-color="font-color" fo:font-weight="normal" officeooo:rsid="00272307"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144e2" style:font-style-asian="normal" style:font-style-complex="normal"/>
    </style:style>
    <style:style style:name="T13" style:family="text">
      <style:text-properties fo:font-style="normal" officeooo:rsid="0012517f" style:font-style-asian="normal" style:font-style-complex="normal"/>
    </style:style>
    <style:style style:name="T14" style:family="text">
      <style:text-properties fo:font-style="normal" officeooo:rsid="00175dd4" style:font-style-asian="normal" style:font-style-complex="normal"/>
    </style:style>
    <style:style style:name="T15" style:family="text">
      <style:text-properties fo:font-style="normal" officeooo:rsid="001a24b3" style:font-style-asian="normal" style:font-style-complex="normal"/>
    </style:style>
    <style:style style:name="T16" style:family="text">
      <style:text-properties fo:font-style="normal" officeooo:rsid="001a862b" style:font-style-asian="normal" style:font-style-complex="normal"/>
    </style:style>
    <style:style style:name="T17" style:family="text">
      <style:text-properties fo:font-style="normal" officeooo:rsid="001bd479" style:font-style-asian="normal" style:font-style-complex="normal"/>
    </style:style>
    <style:style style:name="T18" style:family="text">
      <style:text-properties fo:font-style="normal" officeooo:rsid="001d6b6e" style:font-style-asian="normal" style:font-style-complex="normal"/>
    </style:style>
    <style:style style:name="T19" style:family="text">
      <style:text-properties fo:font-style="normal" officeooo:rsid="0025124c" style:font-style-asian="normal" style:font-style-complex="normal"/>
    </style:style>
    <style:style style:name="T20" style:family="text">
      <style:text-properties fo:font-style="normal" officeooo:rsid="00277031" style:font-style-asian="normal" style:font-style-complex="normal"/>
    </style:style>
    <style:style style:name="T21" style:family="text">
      <style:text-properties fo:font-style="normal" officeooo:rsid="002a9395"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1d6b6e" style:font-style-asian="normal" style:font-weight-asian="bold" style:font-style-complex="normal" style:font-weight-complex="bold"/>
    </style:style>
    <style:style style:name="T24" style:family="text">
      <style:text-properties fo:font-style="normal" fo:font-weight="bold" officeooo:rsid="0025124c" style:font-style-asian="normal" style:font-weight-asian="bold" style:font-style-complex="normal" style:font-weight-complex="bold"/>
    </style:style>
    <style:style style:name="T25" style:family="text">
      <style:text-properties fo:font-style="normal" style:text-underline-style="solid" style:text-underline-width="auto" style:text-underline-color="font-color" style:font-style-asian="normal" style:font-style-complex="normal"/>
    </style:style>
    <style:style style:name="T26" style:family="text">
      <style:text-properties fo:font-style="normal" style:text-underline-style="solid" style:text-underline-width="auto" style:text-underline-color="font-color" fo:font-weight="normal" officeooo:rsid="00272307" style:font-style-asian="normal" style:font-weight-asian="normal" style:font-style-complex="normal" style:font-weight-complex="normal"/>
    </style:style>
    <style:style style:name="T27" style:family="text">
      <style:text-properties fo:font-style="normal" fo:font-weight="normal" officeooo:rsid="001d6b6e" style:font-style-asian="normal" style:font-weight-asian="normal" style:font-style-complex="normal" style:font-weight-complex="normal"/>
    </style:style>
    <style:style style:name="T28" style:family="text">
      <style:text-properties fo:font-style="normal" fo:font-weight="normal" officeooo:rsid="0025124c" style:font-style-asian="normal" style:font-weight-asian="normal" style:font-style-complex="normal" style:font-weight-complex="normal"/>
    </style:style>
    <style:style style:name="T29" style:family="text">
      <style:text-properties officeooo:rsid="0012517f"/>
    </style:style>
    <style:style style:name="T30" style:family="text">
      <style:text-properties officeooo:rsid="0012d034"/>
    </style:style>
    <style:style style:name="T31" style:family="text">
      <style:text-properties officeooo:rsid="00148263"/>
    </style:style>
    <style:style style:name="T32" style:family="text">
      <style:text-properties officeooo:rsid="0014f2d0"/>
    </style:style>
    <style:style style:name="T33" style:family="text">
      <style:text-properties fo:font-size="11pt" fo:font-style="italic" style:font-size-asian="11pt" style:font-style-asian="italic" style:font-size-complex="11pt" style:font-style-complex="italic"/>
    </style:style>
    <style:style style:name="T34" style:family="text">
      <style:text-properties fo:font-size="11pt" fo:font-style="normal" style:font-size-asian="11pt" style:font-style-asian="normal" style:font-size-complex="11pt" style:font-style-complex="normal"/>
    </style:style>
    <style:style style:name="T35" style:family="text">
      <style:text-properties fo:font-size="11pt" fo:font-style="normal" officeooo:rsid="00292268" style:font-size-asian="11pt" style:font-style-asian="normal" style:font-size-complex="11pt" style:font-style-complex="normal"/>
    </style:style>
    <style:style style:name="T36" style:family="text">
      <style:text-properties fo:font-size="11pt" fo:font-style="normal" officeooo:rsid="002a9395" style:font-size-asian="11pt" style:font-style-asian="normal" style:font-size-complex="11pt" style:font-style-complex="normal"/>
    </style:style>
    <style:style style:name="T37"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38" style:family="text">
      <style:text-properties officeooo:rsid="0016f4a0"/>
    </style:style>
    <style:style style:name="T39" style:family="text">
      <style:text-properties officeooo:rsid="0018dc2e"/>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officeooo:rsid="00148263"/>
    </style:style>
    <style:style style:name="T42" style:family="text">
      <style:text-properties style:text-underline-style="solid" style:text-underline-width="auto" style:text-underline-color="font-color" officeooo:rsid="0014f2d0"/>
    </style:style>
    <style:style style:name="T43" style:family="text">
      <style:text-properties style:text-underline-style="solid" style:text-underline-width="auto" style:text-underline-color="font-color" officeooo:rsid="0018dc2e"/>
    </style:style>
    <style:style style:name="T44" style:family="text">
      <style:text-properties style:text-underline-style="solid" style:text-underline-width="auto" style:text-underline-color="font-color" officeooo:rsid="0012d034"/>
    </style:style>
    <style:style style:name="T45" style:family="text">
      <style:text-properties style:text-underline-style="solid" style:text-underline-width="auto" style:text-underline-color="font-color" officeooo:rsid="0023c79c"/>
    </style:style>
    <style:style style:name="T46" style:family="text">
      <style:text-properties officeooo:rsid="00199418"/>
    </style:style>
    <style:style style:name="T47" style:family="text">
      <style:text-properties officeooo:rsid="0019f3ff"/>
    </style:style>
    <style:style style:name="T48" style:family="text">
      <style:text-properties officeooo:rsid="001a24b3"/>
    </style:style>
    <style:style style:name="T49" style:family="text">
      <style:text-properties officeooo:rsid="001a862b"/>
    </style:style>
    <style:style style:name="T50" style:family="text">
      <style:text-properties officeooo:rsid="001bd479"/>
    </style:style>
    <style:style style:name="T51" style:family="text">
      <style:text-properties officeooo:rsid="001d6b6e"/>
    </style:style>
    <style:style style:name="T52" style:family="text">
      <style:text-properties fo:font-weight="normal" style:font-weight-asian="normal" style:font-weight-complex="normal"/>
    </style:style>
    <style:style style:name="T53" style:family="text">
      <style:text-properties officeooo:rsid="002a9395"/>
    </style:style>
    <style:style style:name="T54" style:family="text">
      <style:text-properties officeooo:rsid="002cc315"/>
    </style:style>
    <style:style style:name="T55" style:family="text">
      <style:text-properties officeooo:rsid="002d03b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st-il raisonnable de croire en Dieu ?</text:p>
      <text:p text:style-name="P12"/>
      <text:p text:style-name="P48">Introduction</text:p>
      <text:p text:style-name="P12"><text:tab/><text:span text:style-name="T43">1</text:span><text:span text:style-name="T40">. Vocabulaire</text:span></text:p>
      <text:p text:style-name="P12"><text:tab/><text:tab/>- <text:span text:style-name="T3">le concept de religion</text:span></text:p>
      <text:p text:style-name="P12"/>
      <text:p text:style-name="P15"><text:span text:style-name="T4">Exercice 1 :</text:span> dans chacun de ces cas, peut-on dire que j’ai une religion ? En fonction de vos réponses, proposez une définition générale du concept de religion.</text:p>
      <text:p text:style-name="P13"/>
      <text:p text:style-name="P44">1. Je vais à la synagogue <text:span text:style-name="T1">tous les samedis</text:span>, parce que <text:span text:style-name="T1">mes parents sont juifs et que cette communauté est importante pour moi</text:span>. Mais je n’ai jamais vraiment cru en Dieu.</text:p>
      <text:p text:style-name="P44">2. Je crois au Dieu chrétien, à Jésus <text:span text:style-name="T1">et à tous les dogmes du christianisme</text:span>, mais je ne suis jamais rentré dans une église, je ne prie jamais et ne célèbre aucune fête religieuse</text:p>
      <text:p text:style-name="P19">3. Je crois en Dieu, mais je m’en fais une idée complètement personnelle, que je ne partage avec personne</text:p>
      <text:p text:style-name="P20">4. <text:span text:style-name="T2">Je </text:span><text:span text:style-name="T38">suis infiniment reconnaissant à</text:span><text:span text:style-name="T2"> </text:span><text:span text:style-name="T38">Elon Musk</text:span><text:span text:style-name="T2"> pour les bienfaits qu’il apporte </text:span><text:span text:style-name="T38">à l’humanité ; je lui adresse régulièrement des prières et des sacrifices</text:span></text:p>
      <text:p text:style-name="P17"/>
      <table:table table:name="Tableau1" table:style-name="Tableau1">
        <table:table-column table:style-name="Tableau1.A"/>
        <table:table-row>
          <table:table-cell table:style-name="Tableau1.A1" office:value-type="string">
            <text:p text:style-name="P65">Une religion est…</text:p>
            <text:p text:style-name="P65"/>
            <text:p text:style-name="P18"/>
            <text:p text:style-name="P18"/>
            <text:p text:style-name="P18"/>
            <text:p text:style-name="P39"/>
          </table:table-cell>
        </table:table-row>
      </table:table>
      <text:p text:style-name="P45"/>
      <text:p text:style-name="P14"><text:tab/><text:tab/>- l’idée de Dieu</text:p>
      <text:p text:style-name="P14"/>
      <text:p text:style-name="P15"><text:span text:style-name="T4">Exercice 2 :</text:span> <text:span text:style-name="T5">Dans la prière du « Notre Père », les chrétiens s’adressent à Dieu en l’appelant « Notre Père qui es aux cieux ». Mais les croyants pensent-ils </text:span><text:span text:style-name="T7">vraiment</text:span><text:span text:style-name="T12"> que Dieu se situe dans les cieux ? Si c’est le cas, pourquoi ne pouvons-nous pas l’observer avec des satellites ?</text:span></text:p>
      <text:p text:style-name="P23"><text:span text:style-name="T11">Pour un croyant, il n’y aurait pas de sens à essayer</text:span><text:span text:style-name="T6"> d’observer</text:span><text:span text:style-name="T11"> Dieu, parce que Dieu est « transcendant » (par opposition à ce qui est « immanent »). D’après vous, que veut dire ce mot ?</text:span></text:p>
      <text:p text:style-name="P50"/>
      <table:table table:name="Tableau2" table:style-name="Tableau2">
        <table:table-column table:style-name="Tableau2.A"/>
        <table:table-row>
          <table:table-cell table:style-name="Tableau2.A1" office:value-type="string">
            <text:p text:style-name="P62">Ce qui est transcendant, c’est ce qui…</text:p>
            <text:p text:style-name="P16"/>
            <text:p text:style-name="P21"/>
            <text:p text:style-name="P16"/>
            <text:p text:style-name="P16"/>
            <text:p text:style-name="P40"/>
          </table:table-cell>
        </table:table-row>
      </table:table>
      <text:p text:style-name="P51"/>
      <text:p text:style-name="P25"><text:span text:style-name="T22">Exercice 3 :</text:span><text:span text:style-name="T11"> en faisant usage du concept de « transcendance », donnez une définition complète de ce </text:span><text:span text:style-name="T14">que</text:span><text:span text:style-name="T11"> l’idée de Dieu signifie pour les religions monothéistes</text:span></text:p>
      <text:p text:style-name="P52"/>
      <table:table table:name="Tableau3" table:style-name="Tableau3">
        <table:table-column table:style-name="Tableau3.A"/>
        <table:table-row>
          <table:table-cell table:style-name="Tableau3.A1" office:value-type="string">
            <text:p text:style-name="P63">Dieu désigne...</text:p>
            <text:p text:style-name="P39"/>
            <text:p text:style-name="P39"/>
            <text:p text:style-name="P52"/>
            <text:p text:style-name="P39"/>
          </table:table-cell>
        </table:table-row>
      </table:table>
      <text:p text:style-name="P52"><text:s/></text:p>
      <text:p text:style-name="P22"><text:span text:style-name="T11"><text:tab/><text:tab/>- « </text:span><text:span text:style-name="T13">être raisonnable »</text:span></text:p>
      <text:p text:style-name="P12"/>
      <text:p text:style-name="P25"><text:span text:style-name="T4">Exercice 4 :</text:span> dans la colonne de gauche, vous trouverez différentes expressions mettant en jeu le mot « raisonnable ». Reliez chacune de ces expressions au sens qu’elle prend (colonne de droite)</text:p>
      <text:p text:style-name="P2"/>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Il faut que tu te montres raisonnable, et que tu écoutes ce que les gens ont à te dire</text:p>
            <text:p text:style-name="P3">Il est plus raisonnable de parier sur la victoire du PSG que sur celle du FC Metz</text:p>
            <text:p text:style-name="P3">Ce n’est pas raisonnable de manger tout un pot de <text:span text:style-name="T29">N</text:span>utell<text:span text:style-name="T29">a !</text:span></text:p>
          </table:table-cell>
          <table:table-cell table:style-name="Tableau4.A1" office:value-type="string">
            <text:list text:style-name="L1">
              <text:list-item>
                <text:p text:style-name="P71"><text:line-break/></text:p>
              </text:list-item>
              <text:list-item>
                <text:p text:style-name="P71"><text:line-break/></text:p>
              </text:list-item>
              <text:list-item>
                <text:p text:style-name="P71"/>
              </text:list-item>
            </text:list>
          </table:table-cell>
          <table:table-cell table:style-name="Tableau4.A1" office:value-type="string">
            <text:list text:style-name="L2">
              <text:list-item>
                <text:p text:style-name="P57">Être raisonnable, c’est être capable de poser des limites à nos propres actions</text:p>
              </text:list-item>
              <text:list-item>
                <text:p text:style-name="P57">Être raisonnable, c’est <text:span text:style-name="T53">pouvoir </text:span>fonder son jugement sur <text:span text:style-name="T50">des </text:span><text:span text:style-name="T51">preuves rigoureuses</text:span></text:p>
              </text:list-item>
              <text:list-item>
                <text:p text:style-name="P57">Être raisonnable, c’est être capable d<text:span text:style-name="T51">e choisir les </text:span><text:span text:style-name="T9">probabilités</text:span><text:span text:style-name="T51"> les plus judicieuses</text:span></text:p>
              </text:list-item>
            </text:list>
          </table:table-cell>
        </table:table-row>
      </table:table>
      <text:p text:style-name="P24"/>
      <text:p text:style-name="P24"><text:tab/><text:span text:style-name="T44">b. Construction du problème</text:span></text:p>
      <text:p text:style-name="P25"/>
      <text:p text:style-name="P25">Dans le contexte du sujet, « être raisonnable » <text:span text:style-name="T54">concerne</text:span> d’abord la capacité à croire ou ne pas croire en fonction d’arguments <text:span text:style-name="T30">rationnels</text:span>, de preuves <text:span text:style-name="T51">rigoureuses</text:span>. Mais notre croyance ou non en l’existence de Dieu dépend-elle de preuves ?</text:p>
      <text:p text:style-name="P13"/>
      <text:p text:style-name="P69">- L<text:span text:style-name="T55">a question de savoir si Dieu existe ou non vous semble-t-elle être une question importante ? Peut-on se décider de croire ou non à la légère ?</text:span></text:p>
      <text:p text:style-name="P70">Une forte majorité de la population mondiale croit en Dieu (dans le cadre de l’islam, du christianisme ou du judaïsme). Que peut-on supposer à partir de cela ?</text:p>
      <text:p text:style-name="P28"/>
      <table:table table:name="Tableau5" table:style-name="Tableau5">
        <table:table-column table:style-name="Tableau5.A"/>
        <table:table-row>
          <table:table-cell table:style-name="Tableau5.A1" office:value-type="string">
            <text:p text:style-name="P66">A première vue, il est raisonnable de croire en Dieu, parce que…</text:p>
            <text:p text:style-name="P39"/>
            <text:p text:style-name="P77"/>
            <text:p text:style-name="P77"/>
            <text:p text:style-name="P39"/>
            <text:p text:style-name="P39"/>
            <text:p text:style-name="P39"/>
            <text:p text:style-name="P39"/>
            <text:p text:style-name="P39"/>
          </table:table-cell>
        </table:table-row>
      </table:table>
      <text:p text:style-name="P29"/>
      <text:p text:style-name="P26">- S’<text:span text:style-name="T55">il existait une preuve rigoureuse de l’existence de Dieu</text:span>, quelle serait la conséquence ? (Faites le parallèle avec une démonstration mathématique : si vous démontrez un théorème mathématique de façon solide et claire, qu’est-ce que votre lecteur est obligé de faire ?)</text:p>
      <text:p text:style-name="P33">- Cette conséquence vous paraît-elle vérifiée ? Qu’est-ce que vous en <text:span text:style-name="T39">concluez </text:span>?</text:p>
      <text:p text:style-name="P32"/>
      <table:table table:name="Tableau6" table:style-name="Tableau6">
        <table:table-column table:style-name="Tableau6.A"/>
        <table:table-row>
          <table:table-cell table:style-name="Tableau6.A1" office:value-type="string">
            <text:p text:style-name="P67">Cependant…</text:p>
            <text:p text:style-name="P67"/>
            <text:p text:style-name="P41"/>
            <text:p text:style-name="P41"/>
            <text:p text:style-name="P41"/>
            <text:p text:style-name="P41"/>
            <text:p text:style-name="P41"/>
            <text:p text:style-name="P41"/>
            <text:p text:style-name="P41"/>
            <text:p text:style-name="P41"/>
          </table:table-cell>
        </table:table-row>
      </table:table>
      <text:p text:style-name="P30"/>
      <text:p text:style-name="P27"/>
      <text:p text:style-name="P49">I. Les limites des preuves de l’existence de Dieu</text:p>
      <text:p text:style-name="P31"><text:tab/><text:span text:style-name="T25">1. Mise au point : les différentes positions religieuses</text:span></text:p>
      <text:p text:style-name="P31"/>
      <text:p text:style-name="P31"><text:span text:style-name="T4">Exercice 5 :</text:span> reliez chacune de ces propositions au qualificatif correspondant</text:p>
      <text:p text:style-name="P31"/>
      <table:table table:name="Tableau7" table:style-name="Tableau7">
        <table:table-column table:style-name="Tableau7.A"/>
        <table:table-column table:style-name="Tableau7.B"/>
        <table:table-column table:style-name="Tableau7.C"/>
        <table:table-row>
          <table:table-cell table:style-name="Tableau7.A1" office:value-type="string">
            <text:p text:style-name="P5"><text:span text:style-name="T30">Je</text:span> ne crois pas que Dieu existe</text:p>
            <text:p text:style-name="P5"><text:span text:style-name="T30">J</text:span>e pratique assidûment une religion</text:p>
            <text:p text:style-name="P5"><text:span text:style-name="T30">J</text:span>e ne sais ni si Dieu existe, ni si Dieu n’existe pas</text:p>
            <text:p text:style-name="P5"><text:span text:style-name="T30">J</text:span>e crois qu’il existe un Dieu</text:p>
            <text:p text:style-name="P5"><text:span text:style-name="T30">J</text:span>e suis prêt à tuer pour ma religion</text:p>
            <text:p text:style-name="P5"><text:span text:style-name="T30">J</text:span>e crois en l’existence de Dieu, sur la base d’un raisonnement, <text:span text:style-name="T31">sans me baser sur les religions révélées</text:span></text:p>
          </table:table-cell>
          <table:table-cell table:style-name="Tableau7.A1" office:value-type="string">
            <text:list xml:id="list3026434051" text:style-name="L3">
              <text:list-item>
                <text:p text:style-name="P72"/>
              </text:list-item>
              <text:list-item>
                <text:p text:style-name="P72"/>
              </text:list-item>
              <text:list-item>
                <text:p text:style-name="P72"/>
              </text:list-item>
              <text:list-item>
                <text:p text:style-name="P72"/>
              </text:list-item>
              <text:list-item>
                <text:p text:style-name="P72"/>
              </text:list-item>
              <text:list-item>
                <text:p text:style-name="P72"/>
              </text:list-item>
            </text:list>
            <text:p text:style-name="P6"/>
            <text:p text:style-name="P6"/>
          </table:table-cell>
          <table:table-cell table:style-name="Tableau7.A1" office:value-type="string">
            <text:list xml:id="list214846739427818" text:continue-numbering="true" text:style-name="L3">
              <text:list-item>
                <text:p text:style-name="P72">Théiste</text:p>
              </text:list-item>
              <text:list-item>
                <text:p text:style-name="P72">Athée</text:p>
              </text:list-item>
              <text:list-item>
                <text:p text:style-name="P72">Fidèle</text:p>
              </text:list-item>
              <text:list-item>
                <text:p text:style-name="P72">Fanatique</text:p>
              </text:list-item>
              <text:list-item>
                <text:p text:style-name="P72">Déiste</text:p>
              </text:list-item>
              <text:list-item>
                <text:p text:style-name="P72">Agnostique</text:p>
              </text:list-item>
            </text:list>
          </table:table-cell>
        </table:table-row>
      </table:table>
      <text:p text:style-name="P31"/>
      <text:p text:style-name="P31"><text:span text:style-name="T31"><text:tab/></text:span><text:span text:style-name="T41">2. </text:span><text:span text:style-name="T42">Quelques</text:span><text:span text:style-name="T41"> arguments pour l’existence de Dieu</text:span></text:p>
      <text:p text:style-name="P32"/>
      <text:p text:style-name="P34">Étudiez chacun des arguments proposés ici pour l’existence de Dieu. Sont-ils absolument rigoureux ?</text:p>
      <text:p text:style-name="P34"/>
      <text:p text:style-name="P34">a. Dieu existe ; en effet, je sens au fond de moi qu’il existe.</text:p>
      <text:p text:style-name="P34"/>
      <table:table table:name="Tableau8" table:style-name="Tableau8">
        <table:table-column table:style-name="Tableau8.A"/>
        <table:table-row>
          <table:table-cell table:style-name="Tableau8.A1" office:value-type="string">
            <text:p text:style-name="P42"/>
            <text:p text:style-name="P42"/>
            <text:p text:style-name="P42"/>
            <text:p text:style-name="P42"/>
            <text:p text:style-name="P42"/>
            <text:p text:style-name="P42"/>
          </table:table-cell>
        </table:table-row>
      </table:table>
      <text:p text:style-name="P34"/>
      <text:p text:style-name="P34">b. Le Coran/la Bible/La Torah dit que Dieu existe, or les livres sacrés disent la vérité. Donc Dieu existe.</text:p>
      <text:p text:style-name="P34"/>
      <table:table table:name="Tableau9" table:style-name="Tableau9">
        <table:table-column table:style-name="Tableau9.A"/>
        <table:table-row>
          <table:table-cell table:style-name="Tableau9.A1" office:value-type="string">
            <text:p text:style-name="P42"/>
            <text:p text:style-name="P42"/>
            <text:p text:style-name="P42"/>
            <text:p text:style-name="P42"/>
            <text:p text:style-name="P42"/>
            <text:p text:style-name="P42"/>
          </table:table-cell>
        </table:table-row>
      </table:table>
      <text:p text:style-name="P34"/>
      <text:p text:style-name="P34">c. Une montre est un organisme précisément organisé pour fonctionner comme elle le fait ; on en déduit qu’elle a nécessité une intelligence pour être produite, le hasard n’aurait pas pu y conduire. Or le monde est organisé d’une manière encore plus complexe qu’une montre. Il doit y avoir une intelligence pour l’avoir organisé, car le hasard n’aurait pas pu conduire à un monde organisé. Donc, Dieu doit exister, en tant qu’intelligence ayant organisé le monde.</text:p>
      <text:p text:style-name="P34"/>
      <table:table table:name="Tableau10" table:style-name="Tableau10">
        <table:table-column table:style-name="Tableau10.A"/>
        <table:table-row>
          <table:table-cell table:style-name="Tableau10.A1" office:value-type="string">
            <text:p text:style-name="P42"/>
            <text:p text:style-name="P42"/>
            <text:p text:style-name="P42"/>
            <text:p text:style-name="P42"/>
            <text:p text:style-name="P42"/>
            <text:p text:style-name="P42"/>
            <text:p text:style-name="P42"/>
          </table:table-cell>
        </table:table-row>
      </table:table>
      <text:p text:style-name="P34"/>
      <text:p text:style-name="P34"/>
      <text:p text:style-name="P35"><text:span text:style-name="T32">d. </text:span>Tout ce qui existe dans le monde <text:span text:style-name="T54">a</text:span> une cause, c’est-à-dire quelque chose qui le produit. Mais il doit y avoir une première cause elle-même non causée, sinon on devrait remonter à l’infini. Donc Dieu doit exister, en tant que première cause.</text:p>
      <text:p text:style-name="P34"/>
      <table:table table:name="Tableau11" table:style-name="Tableau11">
        <table:table-column table:style-name="Tableau11.A"/>
        <table:table-row>
          <table:table-cell table:style-name="Tableau11.A1" office:value-type="string">
            <text:p text:style-name="P42"/>
            <text:p text:style-name="P42"/>
            <text:p text:style-name="P42"/>
            <text:p text:style-name="P42"/>
            <text:p text:style-name="P42"/>
            <text:p text:style-name="P42"/>
            <text:p text:style-name="P42"/>
            <text:p text:style-name="P42"/>
          </table:table-cell>
        </table:table-row>
      </table:table>
      <text:p text:style-name="P34"/>
      <text:p text:style-name="P34"/>
      <text:p text:style-name="P37"><text:tab/><text:span text:style-name="T40">3. Quelques arguments contre l’existence de Dieu</text:span></text:p>
      <text:p text:style-name="P34"/>
      <text:p text:style-name="P36">a. Si Dieu est parfait, il veut faire le bien et il peut faire le bien. Or le mal existe, donc Dieu n’existe pas.</text:p>
      <text:p text:style-name="P36"/>
      <table:table table:name="Tableau12" table:style-name="Tableau12">
        <table:table-column table:style-name="Tableau12.A"/>
        <table:table-row>
          <table:table-cell table:style-name="Tableau12.A1" office:value-type="string">
            <text:p text:style-name="P42"/>
            <text:p text:style-name="P42"/>
            <text:p text:style-name="P42"/>
            <text:p text:style-name="P42"/>
            <text:p text:style-name="P42"/>
            <text:p text:style-name="P42"/>
            <text:p text:style-name="P42"/>
          </table:table-cell>
        </table:table-row>
      </table:table>
      <text:p text:style-name="P36"/>
      <text:p text:style-name="P36">b. Il existe de nombreuses religions différentes, impliquant des conceptions de Dieu, des rites, des croyances différentes. Or si Dieu avait voulu se révéler, il aurait choisi de se révéler sans ambiguïté. Donc Dieu n’existe pas.</text:p>
      <text:p text:style-name="P13"/>
      <table:table table:name="Tableau13" table:style-name="Tableau13">
        <table:table-column table:style-name="Tableau13.A"/>
        <table:table-row>
          <table:table-cell table:style-name="Tableau13.A1" office:value-type="string">
            <text:p text:style-name="P7"/>
            <text:p text:style-name="P7"/>
            <text:p text:style-name="P7"/>
            <text:p text:style-name="P7"/>
            <text:p text:style-name="P7"/>
            <text:p text:style-name="P7"/>
            <text:p text:style-name="P7"/>
            <text:p text:style-name="P7"/>
          </table:table-cell>
        </table:table-row>
      </table:table>
      <text:p text:style-name="P4"/>
      <text:p text:style-name="P13"/>
      <text:p text:style-name="P38"><text:tab/><text:span text:style-name="T43">4</text:span><text:span text:style-name="T40">. Conclusions sur les preuves de l’existence de Dieu</text:span></text:p>
      <text:p text:style-name="P12"/>
      <text:p text:style-name="P13"><text:span text:style-name="T53">Faisons</text:span> le bilan : y a-t-il un argument en faveur de l’existence ou de l’inexistence de Dieu qui soit <text:span text:style-name="T53">parfaitement correct</text:span> ? Quelle position religieuse semble légitimée ?</text:p>
      <text:p text:style-name="P13"/>
      <table:table table:name="Tableau14" table:style-name="Tableau14">
        <table:table-column table:style-name="Tableau14.A"/>
        <table:table-row>
          <table:table-cell table:style-name="Tableau14.A1" office:value-type="string">
            <text:p text:style-name="P42"/>
            <text:p text:style-name="P42"/>
            <text:p text:style-name="P42"/>
            <text:p text:style-name="P42"/>
            <text:p text:style-name="P42"/>
            <text:p text:style-name="P42"/>
            <text:p text:style-name="P42"/>
            <text:p text:style-name="P42"/>
          </table:table-cell>
        </table:table-row>
      </table:table>
      <text:p text:style-name="P13"/>
      <text:p text:style-name="P58">II. Est-il raisonnable de parier sur l’existence de Dieu ?</text:p>
      <text:p text:style-name="P43"/>
      <text:p text:style-name="P43">On a vu que ce qui est « raisonnable » peut désigner un jugement qui est fondé sur de bons arguments, idéalement des <text:span text:style-name="T6">preuves</text:span><text:span text:style-name="T11"> rigoureuses. Or, aucune preuve rigoureuse ne semble possible pour justifier l’existence ou l’inexistence de Dieu.</text:span></text:p>
      <text:p text:style-name="P43"><text:span text:style-name="T11">On peut donc s’intéresser au </text:span><text:span text:style-name="T6">second sens </text:span><text:span text:style-name="T11">de ce qui est raisonnable (cf exercice 4) : ce qui est raisonnable, c’est aussi</text:span><text:span text:style-name="T6"> </text:span><text:span text:style-name="T11">ce qu’il est le plus judicieux de supposer, en raison des probabilités. </text:span><text:span text:style-name="T18">Si aucune </text:span><text:span text:style-name="T23">certitude</text:span><text:span text:style-name="T18"> absolue n’est possible relativement à l’existence de Dieu, la question devient la suivante : </text:span><text:span text:style-name="T19">si l’existence de Dieu n’est que</text:span><text:span text:style-name="T24"> probable</text:span><text:span text:style-name="T28">,</text:span><text:span text:style-name="T24"> </text:span><text:span text:style-name="T28">q</text:span><text:span text:style-name="T27">ue suis-je prêt à sacrifier pour cette probabilité ? Dans ce cas, la question de l’existence de Dieu prend la forme d’un </text:span><text:span text:style-name="T23">pari</text:span><text:span text:style-name="T27">.</text:span></text:p>
      <text:p text:style-name="P59"/>
      <text:p text:style-name="P43"><text:span text:style-name="T27"><text:tab/></text:span><text:span text:style-name="T26">a. Le texte de Blaise Pascal : </text:span><text:span text:style-name="T10">Pensées</text:span><text:span text:style-name="T26">, fragment 397</text:span></text:p>
      <text:p text:style-name="P59"/>
      <table:table table:name="Tableau16" table:style-name="Tableau16">
        <table:table-column table:style-name="Tableau16.A"/>
        <table:table-column table:style-name="Tableau16.B"/>
        <table:table-row>
          <table:table-cell table:style-name="Tableau16.A1" office:value-type="string">
            <text:p text:style-name="P10"><text:span text:style-name="T17">T</text:span><text:span text:style-name="T11">exte adapté (modernisé et simplifié) :</text:span></text:p>
            <text:p text:style-name="P73"/>
            <text:p text:style-name="P8">- Examinons donc <text:span text:style-name="T46">[si nous avons de bonnes raisons de croire en Dieu]</text:span>, et disons : “<text:span text:style-name="T46">soit </text:span>Dieu <text:span text:style-name="T46">existe</text:span>, <text:span text:style-name="T46">soit</text:span> il n’e<text:span text:style-name="T46">xiste</text:span> pas.” Mais de quel côté pencherons-nous ? <text:span text:style-name="T47">Notre raison ne peut pas dire laquelle de ces possibilités est vraie </text:span>: nous <text:span text:style-name="T47">sommes infiniment</text:span> sépar<text:span text:style-name="T47">és de Dieu</text:span>. <text:span text:style-name="T47">A cause de cette ignorance, nous ressemblons à un joueur qui aurait à deviner si une pièce va retomber sur pile ou sur face. Que parierez-vous ? Votre raison seule ne vous permet pas de savoir quelle possibilité est la bonne, mais votre raison vous interdit de ne pas parier. </text:span><text:span text:style-name="T48">Ne critiquez donc pas les gens qui ont fait un choix en affirmant qu’ils se trompent, car vous n’en savez rien.</text:span></text:p>
            <text:p text:style-name="P8">- <text:span text:style-name="T48">Non, je </text:span><text:span text:style-name="T49">ne </text:span><text:span text:style-name="T48">les critiquerai </text:span><text:span text:style-name="T49">pas</text:span><text:span text:style-name="T48"> pour avoir fait tel ou tel choix, mais pour avoir fait </text:span><text:span text:style-name="T8">un</text:span><text:span text:style-name="T15"> choix. Celui qui prend pile et celui qui prend face sont tous les deux en faute : ce qui est juste, c’est de ne </text:span><text:span text:style-name="T16">pas</text:span><text:span text:style-name="T15"> parier. </text:span></text:p>
            <text:p text:style-name="P9"><text:span text:style-name="T11">- </text:span><text:span text:style-name="T15">Oui, mais il </text:span><text:span text:style-name="T8">faut</text:span><text:span text:style-name="T15"> parier. Ça ne dépend pas de vous, vous êtes embarqué. Alors quel est votre choix ? Voyons. Puisqu’il faut choisir, voyons quel choix </text:span><text:span text:style-name="T16">est le moins intéressant pour vous. Vous avez deux choses à perdre : la vérité et la moralité, et deux choses à miser : votre raison [et votre b</text:span><text:span text:style-name="T17">éatitude</text:span><text:span text:style-name="T17"><text:note text:id="ftn1" text:note-class="footnote"><text:note-citation>1</text:note-citation><text:note-body><text:p text:style-name="P53">La béatitude désigne un bonheur parfait et éternel, plus particulièrement le bonheur des élus au paradis.</text:p></text:note-body></text:note></text:span><text:span text:style-name="T16">]. Votre raison n’est pas plus blessée si vous choisissez l’un ou autre, puisqu’il faut nécessairement choisir. Voilà un point de réglé. Mais votre </text:span><text:span text:style-name="T17">béatitude</text:span><text:span text:style-name="T16"> ? Comparons ce que vous gagnez et ce que vous perdez, si vous supposez que Dieu existe. </text:span><text:span text:style-name="T17">Si vous gagnez, vous gagnez tout ; si vous perdez, vous ne perdez rien. Pariez donc qu’il existe, sans hésiter.</text:span></text:p>
          </table:table-cell>
          <table:table-cell table:style-name="Tableau16.B1" office:value-type="string">
            <text:p text:style-name="P10">Texte original <text:span text:style-name="T52">:</text:span></text:p>
            <text:p text:style-name="P74"/>
            <text:p text:style-name="P8">- Examinons donc ce point, et disons : “Dieu est, ou il n’est pas.” Mais de quel côté pencherons-nous ? La raison n’y peut rien déterminer : il y a un chaos infini qui nous sépare. Il se joue un jeu, à l’extrémité de cette distance infinie, où il arrivera croix ou pile. Que gagerez-vous ? Par raison, vous ne pouvez faire ni l’un ni l’autre ; par raison, vous ne pouvez défendre nul des deux. Ne blâmez donc pas de fausseté ceux qui ont pris un choix ; car vous n’en savez rien.</text:p>
            <text:p text:style-name="P8"/>
            <text:p text:style-name="P8"/>
            <text:p text:style-name="P8"/>
            <text:p text:style-name="P8">- Non ; mais je les blâmerai d’avoir fait, non ce choix, mais un choix ; car, encore que celui qui prend croix et l’autre soient en pareille faute, ils sont tous deux en faute : le juste est de ne point parier.</text:p>
            <text:p text:style-name="P8">- Oui ; mais il faut parier. Cela n’est pas volontaire, vous êtes embarqué. Lequel prendrez-vous donc ? Voyons. Puisqu’il faut choisir, voyons ce qui vous intéresse le moins. Vous avez deux choses à perdre : le vrai et le bien, et deux choses à engager : votre raison et votre volonté, votre connaissance et votre béatitude ; et votre nature à deux choses à fuir : l’erreur et la misère. Votre raison n’est pas plus blessée, en choisissant l’un que l’autre, puisqu’il faut nécessairement choisir. Voilà un point vidé. Mais votre béatitude ? Pesons le gain et la perte, en prenant croix que Dieu est. Estimons ces deux cas : si vous gagnez, vous gagnez tout ; si vous perdez, vous ne perdez rien. Gagez donc qu’il est, sans hésiter.</text:p>
          </table:table-cell>
        </table:table-row>
      </table:table>
      <text:p text:style-name="P59"/>
      <text:p text:style-name="P46"><text:tab/><text:tab/><text:span text:style-name="T40">b. </text:span><text:span text:style-name="T45">Comprendre le texte</text:span></text:p>
      <text:p text:style-name="P46"/>
      <text:p text:style-name="P47">Pascal affirme qu’on ne peut pas <text:span text:style-name="T6">ne pas choisir </text:span><text:span text:style-name="T11">: on est « embarqué ». A quelle position religieuse s’oppose Pascal </text:span><text:span text:style-name="T21">(voir l’exercice 5)</text:span><text:span text:style-name="T11"> ? Pourquoi ? Essayez de répondre en analysant ce que signifie « être embarqué », sur un bateau par exemple.</text:span></text:p>
      <table:table table:name="Tableau15" table:style-name="Tableau15">
        <table:table-column table:style-name="Tableau15.A"/>
        <table:table-row>
          <table:table-cell table:style-name="Tableau15.A1" office:value-type="string">
            <text:p text:style-name="P42"/>
            <text:p text:style-name="P42"/>
            <text:p text:style-name="P42"/>
            <text:p text:style-name="P42"/>
            <text:p text:style-name="P42"/>
          </table:table-cell>
        </table:table-row>
      </table:table>
      <text:p text:style-name="P47"><text:soft-page-break/>A la fin du texte, Pascal affirme que « <text:span text:style-name="T16"> </text:span><text:span text:style-name="T11">s</text:span><text:span text:style-name="T17">i vous gagnez, vous gagnez tout ; si vous perdez, vous ne perdez rien ». </text:span><text:span text:style-name="T11">Que veut-il dire ? </text:span><text:span text:style-name="T20">Qu’est-ce que nous pouvons gagner si nous croyons en Dieu ? </text:span><text:span text:style-name="T11">Expliquez avec vos propres mots.</text:span></text:p>
      <table:table table:name="Tableau18" table:style-name="Tableau18">
        <table:table-column table:style-name="Tableau18.A"/>
        <table:table-row>
          <table:table-cell table:style-name="Tableau18.A1" office:value-type="string">
            <text:p text:style-name="P42"/>
            <text:p text:style-name="P42"/>
            <text:p text:style-name="P42"/>
            <text:p text:style-name="P42"/>
            <text:p text:style-name="P42"/>
            <text:p text:style-name="P42"/>
            <text:p text:style-name="P42"/>
          </table:table-cell>
        </table:table-row>
      </table:table>
      <text:p text:style-name="P60"/>
      <text:p text:style-name="P54"><text:span text:style-name="T34">Imaginez qu’on vous propose de jouer au jeu suivant : vous essayez de trouver un nombre secret compris entre 1 et 100 000. Si vous gagnez, vous gagnez une somme </text:span><text:span text:style-name="T33">infinie</text:span><text:span text:style-name="T34"> d’argent ; si vous perdez, vous ne perdez rien. Pour que le jeu soit mathématiquement équitable, quel devrait être le prix d’un ticket pour jouer à ce jeu ?</text:span></text:p>
      <table:table table:name="Tableau17" table:style-name="Tableau17">
        <table:table-column table:style-name="Tableau17.A"/>
        <table:table-row>
          <table:table-cell table:style-name="Tableau17.A1" office:value-type="string">
            <text:p text:style-name="P56"/>
            <text:p text:style-name="P56"/>
            <text:p text:style-name="P56"/>
            <text:p text:style-name="P56"/>
            <text:p text:style-name="P56"/>
            <text:p text:style-name="P56"/>
          </table:table-cell>
        </table:table-row>
      </table:table>
      <text:p text:style-name="P61"/>
      <text:p text:style-name="P54"><text:span text:style-name="T34">Tirez les conclusions de la réponse précédente : quand bien même l’existence de Dieu est extrêmement </text:span><text:span text:style-name="T36">improbable</text:span><text:span text:style-name="T34">, si le fait de parier sur son existence peut me rapporter un bénéfice infini, à quelle condition est-il raisonnable de parier ?</text:span></text:p>
      <table:table table:name="Tableau19" table:style-name="Tableau19">
        <table:table-column table:style-name="Tableau19.A"/>
        <table:table-row>
          <table:table-cell table:style-name="Tableau19.A1" office:value-type="string">
            <text:p text:style-name="P56"/>
            <text:p text:style-name="P56"/>
            <text:p text:style-name="P56"/>
            <text:p text:style-name="P56"/>
            <text:p text:style-name="P56"/>
            <text:p text:style-name="P56"/>
            <text:p text:style-name="P56"/>
          </table:table-cell>
        </table:table-row>
      </table:table>
      <text:p text:style-name="P61"/>
      <text:p text:style-name="P54"><text:span text:style-name="T34">L’argumentation de Pascal vous semble-t-elle rigoureuse ? </text:span><text:span text:style-name="T35">Si non, pourquoi ? </text:span><text:span text:style-name="T34">Si oui, vous semble-t-elle capable de convertir un athée à la croyance en Dieu ?</text:span></text:p>
      <table:table table:name="Tableau20" table:style-name="Tableau20">
        <table:table-column table:style-name="Tableau20.A"/>
        <table:table-row>
          <table:table-cell table:style-name="Tableau20.A1" office:value-type="string">
            <text:p text:style-name="P56"/>
            <text:p text:style-name="P56"/>
            <text:p text:style-name="P56"/>
            <text:p text:style-name="P56"/>
            <text:p text:style-name="P56"/>
            <text:p text:style-name="P56"/>
            <text:p text:style-name="P56"/>
            <text:p text:style-name="P56"/>
            <text:p text:style-name="P56"/>
          </table:table-cell>
        </table:table-row>
      </table:table>
      <text:p text:style-name="P61"/>
      <text:p text:style-name="P61"/>
      <text:p text:style-name="P55"><text:span text:style-name="T37">Pour aller plus loin :</text:span><text:span text:style-name="T34"> Selon le philosophe danois Søren Kierkegaard, la croyance en Dieu ne peut jamais être une affaire de preuve ou de probabilité. Il serait absurde que la foi soit déterminée par la raison, sinon elle ne serait précisément plus la foi. C’est pour cela que la croyance en Dieu relève toujours d’un « saut dans la foi », qui est toujours l’acte absurde et passionné d’un sujet, et non le résultat d’un exercice impersonnel de la rais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age-count>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03T13:24:25.628000000</meta:creation-date>
    <dc:title>Page vierge</dc:title>
    <meta:generator>LibreOffice/7.4.4.2$Windows_X86_64 LibreOffice_project/85569322deea74ec9134968a29af2df5663baa21</meta:generator>
    <meta:editing-duration>PT10H30M26S</meta:editing-duration>
    <meta:editing-cycles>12</meta:editing-cycles>
    <dc:date>2023-02-28T21:47:54.887000000</dc:date>
    <meta:document-statistic meta:table-count="20" meta:image-count="0" meta:object-count="0" meta:page-count="6" meta:paragraph-count="89" meta:word-count="1973" meta:character-count="11030" meta:non-whitespace-character-count="9134"/>
    <meta:template xlink:type="simple" xlink:actuate="onRequest" xlink:title="Page vierge" xlink:href="../../../../AppData/Roaming/LibreOffice/4/user/template/Page%20vierge1.ott" meta:date="2022-05-03T13:24:25.236000000"/>
  </office:meta>
</office:document-meta>
</file>